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800080" draw:fill="none" draw:fill-color="#ffffff" draw:opacity="100%" draw:fill-image-width="0cm" draw:fill-image-height="0cm" draw:textarea-horizontal-align="left" draw:auto-grow-height="true" draw:auto-grow-width="true" fo:min-height="0.607cm" fo:min-width="4.831cm" fo:padding-top="0.175cm" fo:padding-bottom="0.175cm" fo:padding-left="0.3cm" fo:padding-right="0.3cm" draw:shadow="visible" draw:shadow-offset-x="0.1cm" draw:shadow-offset-y="0.1cm" draw:shadow-opacity="100%"/>
    </style:style>
    <style:style style:name="gr2" style:family="graphic" style:parent-style-name="standard">
      <style:graphic-properties svg:stroke-width="0.05cm" svg:stroke-color="#808080" draw:marker-start-width="0.125cm" draw:marker-end-width="0.125cm" draw:fill-color="#ffffff" draw:opacity="100%" draw:fill-image-width="0cm" draw:fill-image-height="0cm" draw:textarea-horizontal-align="left" draw:textarea-vertical-align="top" draw:auto-grow-height="false" fo:padding-top="0.15cm" fo:padding-bottom="0.15cm" fo:padding-left="0.275cm" fo:padding-right="0.275cm" draw:shadow="visible" draw:shadow-offset-x="0.1cm" draw:shadow-offset-y="0.1cm" draw:shadow-opacity="100%"/>
    </style:style>
    <style:style style:name="gr3" style:family="graphic" style:parent-style-name="standard">
      <style:graphic-properties svg:stroke-width="0.05cm" svg:stroke-color="#808080" draw:marker-start-width="0.135cm" draw:marker-end-width="0.135cm" draw:fill-color="#ffffff" draw:opacity="100%" draw:opacity-name="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visible" draw:shadow-offset-x="0.1cm" draw:shadow-offset-y="0.1cm" draw:shadow-opacity="100%"/>
    </style:style>
    <style:style style:name="gr4" style:family="graphic" style:parent-style-name="standard">
      <style:graphic-properties draw:stroke="none" svg:stroke-width="0.1cm" svg:stroke-color="#000000" draw:fill="none" draw:fill-color="#ffffff" draw:opacity="100%" draw:opacity-name="Transparency_20_2" draw:fill-image-width="0cm" draw:fill-image-height="0cm" draw:textarea-horizontal-align="right" draw:textarea-vertical-align="middle" draw:auto-grow-height="false" draw:auto-grow-width="true" fo:min-height="1.5cm" fo:min-width="2.694cm" fo:padding-top="0.175cm" fo:padding-bottom="0.175cm" fo:padding-left="0.3cm" fo:padding-right="0.3cm" draw:shadow="visible" draw:shadow-offset-x="0.1cm" draw:shadow-offset-y="0.1cm" draw:shadow-opacity="100%"/>
    </style:style>
    <style:style style:name="gr5" style:family="graphic" style:parent-style-name="standard">
      <style:graphic-properties svg:stroke-width="0cm" svg:stroke-color="#00ae00" draw:marker-start-width="0.05cm" draw:marker-end-width="0.05cm" draw:fill-color="#ffffff" draw:opacity="100%" draw:fill-image-width="0cm" draw:fill-image-height="0cm" draw:textarea-horizontal-align="left" draw:textarea-vertical-align="top" draw:auto-grow-height="false" fo:padding-top="0.125cm" fo:padding-bottom="0.125cm" fo:padding-left="0.25cm" fo:padding-right="0.25cm" draw:shadow="visible" draw:shadow-offset-x="0.05cm" draw:shadow-offset-y="0.05cm" draw:shadow-color="#00ae00" draw:shadow-opacity="100%"/>
    </style:style>
    <style:style style:name="gr6" style:family="graphic" style:parent-style-name="standard">
      <style:graphic-properties svg:stroke-color="#00ae00" draw:textarea-horizontal-align="center" draw:textarea-vertical-align="middle" draw:shadow-color="#00ae00"/>
    </style:style>
    <style:style style:name="gr7" style:family="graphic" style:parent-style-name="standard">
      <style:graphic-properties draw:stroke="none" svg:stroke-width="0.1cm" svg:stroke-color="#000000" draw:fill="none" draw:fill-color="#ffffff" draw:opacity="100%" draw:opacity-name="Transparency_20_2" draw:fill-image-width="0cm" draw:fill-image-height="0cm" draw:textarea-horizontal-align="right" draw:textarea-vertical-align="middle" draw:auto-grow-width="true" fo:min-height="1.208cm" fo:min-width="2.107cm" fo:padding-top="0.175cm" fo:padding-bottom="0.175cm" fo:padding-left="0.3cm" fo:padding-right="0.3cm" draw:shadow="visible" draw:shadow-offset-x="0.1cm" draw:shadow-offset-y="0.1cm" draw:shadow-opacity="100%"/>
    </style:style>
    <style:style style:name="gr8" style:family="graphic" style:parent-style-name="standard">
      <style:graphic-properties svg:stroke-width="0.2cm" svg:stroke-color="#00ae00" draw:marker-start-width="0.35cm" draw:marker-end="Arrow" draw:marker-end-width="0.45cm" draw:fill-color="#ccccff" draw:opacity="100%" draw:opacity-name="Transparency_20_2" draw:fill-image-width="0cm" draw:fill-image-height="0cm" draw:textarea-horizontal-align="center" draw:textarea-vertical-align="middle" fo:padding-top="0.225cm" fo:padding-bottom="0.225cm" fo:padding-left="0.35cm" fo:padding-right="0.35cm" draw:shadow="visible" draw:shadow-offset-x="0.1cm" draw:shadow-offset-y="0.1cm" draw:shadow-opacity="100%"/>
    </style:style>
    <style:style style:name="gr9" style:family="graphic" style:parent-style-name="standard">
      <style:graphic-properties draw:stroke="none" svg:stroke-width="0.1cm" svg:stroke-color="#000000" draw:fill="none" draw:fill-color="#ffffff" fo:min-height="0.492cm" fo:padding-top="0.175cm" fo:padding-bottom="0.175cm" fo:padding-left="0.3cm" fo:padding-right="0.3cm" draw:shadow="visible" draw:shadow-offset-x="0.1cm" draw:shadow-offset-y="0.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ae00" fo:font-size="10.5pt" fo:font-weight="bold" style:font-size-asian="18pt" style:font-weight-asian="bold" style:font-size-complex="18pt" style:font-weight-complex="bold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5pt" style:font-size-asian="18pt" style:font-size-complex="18pt"/>
    </style:style>
    <style:style style:name="P5" style:family="paragraph">
      <style:paragraph-properties fo:margin-left="0cm" fo:margin-right="0cm" fo:text-align="center" fo:text-indent="0cm"/>
      <style:text-properties fo:color="#ff950e" fo:font-size="15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end" fo:text-indent="0cm">
        <style:tab-stops/>
      </style:paragraph-properties>
    </style:style>
    <style:style style:name="P8" style:family="paragraph">
      <style:paragraph-properties fo:margin-left="0cm" fo:margin-right="0cm" fo:text-align="end" fo:text-indent="0cm">
        <style:tab-stops/>
      </style:paragraph-properties>
      <style:text-properties fo:color="#00ae00" fo:font-size="9pt" style:font-size-asian="12pt" style:font-size-complex="12pt"/>
    </style:style>
    <style:style style:name="P9" style:family="paragraph">
      <style:paragraph-properties fo:margin-left="0cm" fo:margin-right="0cm" fo:text-indent="0cm"/>
      <style:text-properties fo:font-size="9pt" fo:font-style="italic" style:font-size-asian="18pt" style:font-size-complex="18pt"/>
    </style:style>
    <style:style style:name="T1" style:family="text">
      <style:text-properties fo:color="#00ae00" fo:font-size="10.5pt" fo:font-weight="bold" style:font-size-asian="18pt" style:font-weight-asian="bold" style:font-size-complex="18pt" style:font-weight-complex="bold"/>
    </style:style>
    <style:style style:name="T2" style:family="text">
      <style:text-properties fo:font-size="15pt" style:font-size-asian="18pt" style:font-size-complex="18pt"/>
    </style:style>
    <style:style style:name="T3" style:family="text">
      <style:text-properties fo:color="#00ae00" fo:font-size="9pt" style:font-size-asian="12pt" style:font-size-complex="12pt"/>
    </style:style>
    <style:style style:name="T4" style:family="text">
      <style:text-properties fo:font-size="9pt" fo:font-style="italic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5.431cm" svg:height="1.197cm" svg:x="-0.155cm" svg:y="6.2cm">
          <draw:text-box>
            <text:p text:style-name="P1"><text:span text:style-name="T1">BusinessDomain</text:span></text:p>
            <text:p text:style-name="P1"><text:span text:style-name="T1">Model</text:span></text:p>
          </draw:text-box>
        </draw:frame>
        <draw:custom-shape draw:style-name="gr2" draw:text-style-name="P4" draw:layer="layout" svg:width="5.706cm" svg:height="1.431cm" svg:x="4.648cm" svg:y="5.922cm">
          <text:p text:style-name="P3"><text:span text:style-name="T2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.706cm" svg:height="1.516cm" svg:x="4.648cm" svg:y="4.054cm">
          <text:p text:style-name="P3"><text:span text:style-name="T2">busin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.706cm" svg:height="1.673cm" svg:x="4.648cm" svg:y="2.087cm">
          <text:p text:style-name="P3"><text:span text:style-name="T2">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5.706cm" svg:height="1.515cm" svg:x="4.648cm" svg:y="0.219cm">
          <text:p text:style-name="P3"><text:span text:style-name="T2">pres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2.241cm" svg:height="1.01cm" svg:x="6.445cm" svg:y="7.69cm">
          <text:p text:style-name="P1"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8" draw:layer="layout" svg:width="3.553cm" svg:height="1.889cm" svg:x="6.801cm" svg:y="5.67cm">
          <draw:text-box>
            <text:p text:style-name="P7"><text:span text:style-name="T3">Data Access Objects</text:span></text:p>
            <text:p text:style-name="P7"><text:span text:style-name="T3">Spring configuration</text:span></text:p>
            <text:p text:style-name="P7"><text:span text:style-name="T3">Hibernate mappings</text:span></text:p>
          </draw:text-box>
        </draw:frame>
        <draw:custom-shape draw:style-name="gr3" draw:text-style-name="P6" draw:layer="layout" svg:width="1.546cm" svg:height="0.51cm" svg:x="7.299cm" svg:y="8.46cm">
          <text:p text:style-name="P1"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5" draw:text-style-name="P4" draw:id="id1" draw:layer="layout" svg:width="0.434cm" svg:height="0.28cm" svg:x="0.145cm" svg:y="5.46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id="id3" draw:layer="layout" svg:width="0.434cm" svg:height="0.28cm" svg:x="0.383cm" svg:y="5.98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id="id2" draw:layer="layout" svg:width="0.434cm" svg:height="0.28cm" svg:x="0.811cm" svg:y="5.46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6" draw:text-style-name="P6" draw:layer="layout" svg:x1="0.579cm" svg:y1="5.6cm" svg:x2="0.811cm" svg:y2="5.6cm" draw:start-shape="id1" draw:start-glue-point="1" draw:end-shape="id2" draw:end-glue-point="3" svg:d="m579 5600h232">
            <text:p text:style-name="P1"/>
          </draw:connector>
          <draw:connector draw:style-name="gr6" draw:text-style-name="P6" draw:layer="layout" svg:x1="1.028cm" svg:y1="5.74cm" svg:x2="0.817cm" svg:y2="6.12cm" draw:start-shape="id2" draw:start-glue-point="2" draw:end-shape="id3" draw:end-glue-point="1" svg:d="m1028 5740v380h-211">
            <text:p text:style-name="P1"/>
          </draw:connector>
        </draw:g>
        <draw:custom-shape draw:style-name="gr2" draw:text-style-name="P4" draw:layer="layout" svg:width="5.2cm" svg:height="1.63cm" draw:transform="rotate (1.5707963267946) translate (10.715cm 7.36cm)">
          <text:p text:style-name="P3"><text:span text:style-name="T2">dom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2.93cm" svg:height="1.558cm" draw:transform="rotate (1.5707963267946) translate (11.017cm 5.071cm)">
          <draw:text-box>
            <text:p text:style-name="P7"><text:span text:style-name="T3">Domain Classes</text:span></text:p>
            <text:p text:style-name="P7"><text:span text:style-name="T3">Business Rules</text:span></text:p>
          </draw:text-box>
        </draw:frame>
        <draw:line draw:style-name="gr8" draw:text-style-name="P6" draw:layer="layout" svg:x1="2.145cm" svg:y1="5.86cm" svg:x2="4.145cm" svg:y2="5.86cm">
          <text:p text:style-name="P1"/>
        </draw:line>
        <draw:frame draw:style-name="gr9" draw:text-style-name="P9" draw:layer="layout" svg:width="1.976cm" svg:height="0.842cm" svg:x="1.824cm" svg:y="5.024cm">
          <draw:text-box>
            <text:p text:style-name="P1"><text:span text:style-name="T4">genera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opacity draw:name="Transparency_20_2" draw:display-name="Transparency 2" draw:style="linear" draw:start="100%" draw:end="0%" draw:angle="210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nl" fo:country="NL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opacity="75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75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51cm" fo:margin-bottom="0.051cm" fo:margin-left="0.045cm" fo:margin-right="0.102cm" fo:page-width="16.815cm" fo:page-height="9.195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creation-date>2008-06-27T11:48:24</meta:creation-date>
    <dc:creator>Jos Warmer</dc:creator>
    <dc:date>2009-01-22T10:39:23</dc:date>
    <meta:editing-cycles>73</meta:editing-cycles>
    <meta:editing-duration>PT18H33M40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